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text-underline-style="none"/>
    </style:style>
    <style:style style:name="P3" style:family="paragraph" style:parent-style-name="Standard">
      <style:text-properties fo:font-weight="bold"/>
    </style:style>
    <style:style style:name="P4" style:family="paragraph" style:parent-style-name="Preformatted_20_Text">
      <style:text-properties fo:language="en" fo:country="US"/>
    </style:style>
    <style:style style:name="P5" style:family="paragraph" style:parent-style-name="Preformatted_20_Text">
      <style:paragraph-properties fo:margin-top="0.3cm" fo:margin-bottom="0.499cm"/>
      <style:text-properties fo:language="en" fo:country="US"/>
    </style:style>
    <style:style style:name="P6" style:family="paragraph" style:parent-style-name="Preformatted_20_Text">
      <style:paragraph-properties fo:margin-top="0.3cm" fo:margin-bottom="0.499cm" style:writing-mode="lr-tb"/>
    </style:style>
    <style:style style:name="P7" style:family="paragraph" style:parent-style-name="Title">
      <style:text-properties fo:language="en" fo:country="US"/>
    </style:style>
    <style:style style:name="P8" style:family="paragraph" style:parent-style-name="Preformatted_20_Text">
      <style:paragraph-properties style:writing-mode="lr-tb"/>
    </style:style>
    <style:style style:name="P9" style:family="paragraph" style:parent-style-name="Preformatted_20_Text">
      <style:paragraph-properties fo:margin-top="0cm" fo:margin-bottom="0.499cm"/>
    </style:style>
    <style:style style:name="P10" style:family="paragraph" style:parent-style-name="Standard">
      <style:paragraph-properties fo:margin-left="1.251cm" fo:margin-right="0cm" fo:text-indent="0cm" style:auto-text-indent="false"/>
    </style:style>
    <style:style style:name="P11" style:family="paragraph" style:parent-style-name="Title">
      <style:paragraph-properties fo:break-before="page"/>
      <style:text-properties fo:language="en" fo:country="US"/>
    </style:style>
    <style:style style:name="P12" style:family="paragraph" style:parent-style-name="Quotations">
      <style:text-properties fo:font-size="10pt" fo:font-style="italic"/>
    </style:style>
    <style:style style:name="P13" style:family="paragraph" style:parent-style-name="Standard" style:list-style-name="L1">
      <style:text-properties fo:language="en" fo:country="US"/>
    </style:style>
    <style:style style:name="P14" style:family="paragraph" style:parent-style-name="Standard" style:list-style-name="L2">
      <style:text-properties fo:language="en" fo:country="US"/>
    </style:style>
    <style:style style:name="P15" style:family="paragraph" style:parent-style-name="Standard" style:list-style-name="L3">
      <style:text-properties fo:language="en" fo:country="US"/>
    </style:style>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Standard">
      <style:text-properties fo:font-style="normal" style:font-style-asian="normal" style:font-style-complex="normal"/>
    </style:style>
    <style:style style:name="P50" style:family="paragraph" style:parent-style-name="Standard" style:list-style-name="L38"/>
    <style:style style:name="P51" style:family="paragraph" style:parent-style-name="Standard" style:list-style-name="L39">
      <style:paragraph-properties fo:margin-left="2.501cm" fo:margin-right="0cm" fo:text-indent="-0.635cm" style:auto-text-indent="false"/>
    </style:style>
    <style:style style:name="P52" style:family="paragraph" style:parent-style-name="Standard" style:list-style-name="L40">
      <style:paragraph-properties fo:margin-left="3.752cm" fo:margin-right="0cm" fo:text-indent="-0.635cm" style:auto-text-indent="false"/>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en" fo:country="US"/>
    </style:style>
    <style:style style:name="P55" style:family="paragraph" style:parent-style-name="Heading_20_2">
      <style:text-properties style:text-underline-style="none"/>
    </style:style>
    <style:style style:name="P56" style:family="paragraph" style:parent-style-name="Heading_20_2">
      <style:text-properties fo:language="en" fo:country="US"/>
    </style:style>
    <style:style style:name="P57" style:family="paragraph" style:parent-style-name="Heading_20_2">
      <style:paragraph-properties fo:margin-left="0cm" fo:margin-right="0cm" fo:text-indent="0cm" style:auto-text-indent="false"/>
      <style:text-properties fo:language="en" fo:country="US"/>
    </style:style>
    <style:style style:name="P58" style:family="paragraph" style:parent-style-name="Heading_20_3">
      <style:text-properties fo:language="en" fo:country="US"/>
    </style:style>
    <style:style style:name="P59" style:family="paragraph" style:parent-style-name="List_20_Contents" style:list-style-name="L33">
      <style:paragraph-properties fo:margin-top="0.3cm" fo:margin-bottom="0cm"/>
    </style:style>
    <style:style style:name="T1" style:family="text">
      <style:text-properties fo:language="en" fo:country="US"/>
    </style:style>
    <style:style style:name="T2" style:family="text">
      <style:text-properties fo:font-weight="bold"/>
    </style:style>
    <style:style style:name="T3" style:family="text">
      <style:text-properties style:text-underline-style="none"/>
    </style:style>
    <style:style style:name="T4" style:family="text">
      <style:text-properties style:text-position="33% 80%"/>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ize="10pt" fo:font-style="italic"/>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censing and Legal information</text:p>
      <text:p text:style-name="P1">This product is made available subject to the terms of GNU Lesser General Public License Version 3. A copy of the LGPL license can be found below.</text:p>
      <text:p text:style-name="P1"><text:a xlink:type="simple" xlink:href="#1.GNU Lesser General Public License Version 3|outline">Jump to LGPL Version 3</text:a></text:p>
      <text:p text:style-name="P1">Third Party Code Additional copyright notices and license terms applicable to portions of the Software can be found <text:a xlink:type="simple" xlink:href="#thirdparty">below</text:a> in this document.</text:p>
      <text:p text:style-name="P1">All trademarks and registered trademarks mentioned herein are the property of their respective owners.</text:p>
      <text:p text:style-name="P1">Copyright (c) 2000, 2010 Oracle, and/or its affiliates. All rights reserved.</text:p>
      <text:p text:style-name="Standard"><text:span text:style-name="T1">This product has been created by The Document Foundation, incorporating many modifications from different contributors, see </text:span><text:a xlink:type="simple" xlink:href="http://www.libreoffice.org/">http://www.libreoffice.org/</text:a><text:span text:style-name="T1"> for more details.</text:span></text:p>
      <text:p text:style-name="Standard"><text:span text:style-name="Strong_20_Emphasis"><text:span text:style-name="T1">Note:</text:span></text:span><text:span text:style-name="T1"> Do not translate or localize this document. Only English version is legally binding.</text:span></text:p>
      <text:p text:style-name="P11"><text:bookmark text:name="thirdparty"/>Third Party Code Additional Copyright Notices and License Terms</text:p>
      <text:h text:style-name="Heading_20_1" text:outline-level="1">Libraries</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ext:soft-page-break/>the provisions above and replace them with the notice and other provisions required by the LGPL. If you do not delete the provisions above, a recipient may use your version of this file under either the SPL or the LGPL.</text:p>
      <text:p text:style-name="Standard">Patrick Niemeyer (pat@pat.net) Author of Learning Java, O'Reilly &amp; Associates <text:a xlink:type="simple" xlink:href="http://www.pat.net/~pat/">http://www.pat.net/~pat/</text:a></text:p>
      <text:p text:style-name="P1"><text:a xlink:type="simple" xlink:href="#1.GNU Lesser General Public License Version 3|outline">Jump to LGPL Version 3</text:a></text:p>
      <text:h text:style-name="Heading_20_2" text:outline-level="2">BerkeleyDB</text:h>
      <text:p text:style-name="Standard">The following software may be included in this product:BerkeleyDB. Use of any of this software is governed by the terms of the license below:</text:p>
      <text:p text:style-name="P1">Copyright (c) 1990-2004 Sleepycat Software. All rights reserved.</text:p>
      <text:p text:style-name="P1">Redistribution and use in source and binary forms, with or without modification, are permitted provided that the following conditions are met:</text:p>
      <text:list xml:id="list39678481" text:style-name="L1">
        <text:list-item>
          <text:p text:style-name="P13">Redistributions of source code must retain the above copyright notice, this list of conditions and the following disclaimer.</text:p>
        </text:list-item>
        <text:list-item>
          <text:p text:style-name="P13">Redistributions in binary form must reproduce the above copyright notice, this list of conditions and the following disclaimer in the documentation and/or other materials provided with the distribution.</text:p>
        </text:list-item>
        <text:list-item>
          <text:p text:style-name="P13">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P1">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text:soft-page-break/>SUCH DAMAGE.</text:p>
      <text:p text:style-name="P1">Copyright (c) 1990, 1993, 1994, 1995 The Regents of the University of California. All rights reserved.</text:p>
      <text:p text:style-name="P1">Redistribution and use in source and binary forms, with or without modification, are permitted provided that the following conditions are met:</text:p>
      <text:list xml:id="list39695482" text:style-name="L2">
        <text:list-item>
          <text:p text:style-name="P14">Redistributions of source code must retain the above copyright notice, this list of conditions and the following disclaimer.</text:p>
        </text:list-item>
        <text:list-item>
          <text:p text:style-name="P14">Redistributions in binary form must reproduce the above copyright notice, this list of conditions and the following disclaimer in the documentation and/or other materials provided with the distribution.</text:p>
        </text:list-item>
        <text:list-item>
          <text:p text:style-name="P14">Neither the name of the University nor the names of its contributors may be used to endorse or promote products derived from this software without specific prior written permission.</text:p>
        </text:list-item>
      </text:list>
      <text:p text:style-name="P1">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Copyright (c) 1995, 1996 The President and Fellows of Harvard University. All rights reserved.</text:p>
      <text:p text:style-name="P1">Redistribution and use in source and binary forms, with or without modification, are permitted provided that the following conditions are met:</text:p>
      <text:list xml:id="list39696044" text:style-name="L3">
        <text:list-item>
          <text:p text:style-name="P15">Redistributions of source code must retain the above copyright notice, this list of conditions and the following disclaimer.</text:p>
        </text:list-item>
        <text:list-item>
          <text:p text:style-name="P15">Redistributions in binary form must reproduce the above copyright notice, this list of conditions and the following disclaimer in the documentation and/or other materials provided with the distribution.</text:p>
        </text:list-item>
        <text:list-item>
          <text:p text:style-name="P15">Neither the name of the University nor the names of its contributors may be used to endorse or promote products derived from this software without specific prior written permission.</text:p>
        </text:list-item>
      </text:list>
      <text:p text:style-name="P1"><text:soft-page-break/>THIS SOFTWARE IS PROVIDED BY HARVARD AND ITS CONTRIBUTORS ``AS IS'' AND ANY EXPRESS OR IMPLIED WARRANTIES, INCLUDING, BUT 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text:soft-page-break/>Cairo is free software.</text:p>
      <text:p text:style-name="Standard">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text:soft-page-break/>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9697089" text:style-name="L4">
        <text:list-item>
          <text:p text:style-name="P16">The full text of this NOTICE in a location viewable to users of the redistributed or derivative work.</text:p>
        </text:list-item>
        <text:list-item>
          <text:p text:style-name="P16"><text:soft-page-break/>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16">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text:soft-page-break/>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39688636" text:style-name="L5">
        <text:list-item>
          <text:p text:style-name="P17">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17">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text:soft-page-break/>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4. Contacts</text:h>
      <text:p text:style-name="Standard">There are two mailing lists related to FreeType:</text:p>
      <text:list xml:id="list39704996" text:style-name="L6">
        <text:list-item>
          <text:p text:style-name="P18">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39675942" text:style-name="L7">
        <text:list-item>
          <text:p text:style-name="P19">devel@freetype.org</text:p>
        </text:list-item>
      </text:list>
      <text:p text:style-name="Standard">Discusses bugs, as well as engine internals, design issues, specific licenses, porting, etc.</text:p>
      <text:list xml:id="list39674845" text:style-name="L8">
        <text:list-item>
          <text:p text:style-name="P20"><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text:soft-page-break/></text:p>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oft-page-break/><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text:soft-page-break/>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ext:soft-page-break/>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text:soft-page-break/>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text:soft-page-break/>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39683382" text:style-name="L9">
        <text:list-item>
          <text:p text:style-name="P21">We don't promise that this software works. (But if you find any bugs, please let us know!)</text:p>
        </text:list-item>
        <text:list-item>
          <text:p text:style-name="P21">You can use this software for whatever you want. You don't have to pay us.</text:p>
        </text:list-item>
        <text:list-item>
          <text:p text:style-name="P21">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text:soft-page-break/>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10">"The Graphics Interchange Format(c) is the Copyright property of CompuServe Incorporated. <text:s/>GIF(sm) is a Service Mark property of <text:soft-page-break/>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ext:soft-page-break/>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textcat</text:h>
      <text:p text:style-name="Standard">The following software may be included in this product: libtextcat. Use of any of this software is governed by the terms of the license below:</text:p>
      <text:p text:style-name="Standard">Copyright (c) 2003, WiseGuys Internet B.V.</text:p>
      <text:p text:style-name="Standard">All rights reserved.</text:p>
      <text:p text:style-name="Standard">Redistribution and use in source and binary forms, with or without modification, are permitted provided that the following conditions are met:</text:p>
      <text:p text:style-name="Standard"><text:soft-page-break/>-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ext:soft-page-break/>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lpsolve</text:h>
      <text:p text:style-name="Standard">The following software may be included in this product: lpsolve. Use of any of this software is governed by the terms of the license below:</text:p>
      <text:p text:style-name="Standard"><text:soft-page-break/><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2">Apache Lucene<text:line-break/>Copyright 2006 The Apache Software Foundation</text:p>
      <text:p text:style-name="Standard"><text:span text:style-name="T3">This product includes software developed by The Apache Software Foundation (</text:span><text:a xlink:type="simple" xlink:href="http://www.apache.org/">http://www.apache.org/</text:a><text:span text:style-name="T3">).</text:span></text:p>
      <text:p text:style-name="Standard"><text:span text:style-name="T3">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55" text:outline-level="2">mdds</text:h>
      <text:p text:style-name="P2">The following software may be included in this product: mdds. Use of any of this software is governed by the terms of the license below:</text:p>
      <text:p text:style-name="P2">Copyright (c) 2010 Kohei Yoshida</text:p>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Microsoft Visual C++ 2008 Runtime Libraries</text:h>
      <text:p text:style-name="Standard">The following software may be included in this product: Microsoft Visual C++ <text:soft-page-break/>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 work around any technical limitations in the software;</text:p>
      <text:p text:style-name="Standard">• reverse engineer, decompile or disassemble the software, except and only to the extent that applicable law expressly permits, despite this limitation;</text:p>
      <text:p text:style-name="Standard">• make more copies of the software than specified in this agreement or <text:soft-page-break/>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10. DISCLAIMER OF WARRANTY. <text:s text:c="2"/>THE SOFTWARE IS LICENSED “AS-IS.” <text:s/>YOU BEAR THE RISK OF USING IT. <text:s/>MICROSOFT GIVES NO EXPRESS <text:soft-page-break/>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text:soft-page-break/>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text:soft-pag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39683386" text:style-name="L10">
        <text:list-item>
          <text:p text:style-name="P22">Redistribution of source code must retain the above copyright notice, this list of conditions and the following disclaimer.</text:p>
        </text:list-item>
        <text:list-item>
          <text:p text:style-name="P22">Redistribution in binary form must reproduce the above copyright notice, this list of conditions and the following disclaimer in the documentation and/or other materials provided with the distribution.</text:p>
        </text:list-item>
        <text:list-item>
          <text:p text:style-name="P22">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22">The names "OpenSSL Toolkit" and "OpenSSL Project" must not be used to endorse or promote products derived from this software without prior written permission. For written permission, please contact openssl-core@openssl.org.</text:p>
        </text:list-item>
        <text:list-item>
          <text:p text:style-name="P22"><text:soft-page-break/>Products derived from this software may not be called "OpenSSL" nor may "OpenSSL" appear in their names without prior written permission of the OpenSSL Project.</text:p>
        </text:list-item>
        <text:list-item>
          <text:p text:style-name="P22">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39695589" text:style-name="L11">
        <text:list-item>
          <text:p text:style-name="P23"><text:soft-page-break/>Redistribution of source code must retain the copyright notice, this list of conditions and the following disclaimer.</text:p>
        </text:list-item>
        <text:list-item>
          <text:p text:style-name="P23">Redistribution in binary form must reproduce the above copyright notice, this list of conditions and the following disclaimer in the documentation and/or other materials provided with the distribution.</text:p>
        </text:list-item>
        <text:list-item>
          <text:p text:style-name="P23">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23">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text:soft-page-break/>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license terms for the software apply to your use of this supplement. To read 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text:soft-page-break/>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text:soft-page-break/>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text:soft-page-break/>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text:soft-page-break/>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text:soft-page-break/>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text:soft-page-break/>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axon (B)</text:h>
      <text:p text:style-name="Standard">The following software may be included in this product: Saxon (B). Use of any of this software is governed by the terms of the license below:</text:p>
      <text:p text:style-name="Standard"><text:a xlink:type="simple" xlink:href="#10.Mozilla Public License Version 1.1|outline">Jump to MPL Version 1.1</text:a></text:p>
      <text:h text:style-name="Heading_20_2" text:outline-level="2">Stax</text:h>
      <text:p text:style-name="Standard">The following software may be included in this product: Stax API. Use of any of this software is governed by the terms of the license below:</text:p>
      <text:p text:style-name="Standard"><text:a xlink:type="simple" xlink:href="#11.Apache License|outline">Jump to Apache License Version 2.0</text:a></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2">Boris Fomitchev</text:span> grants <text:span text:style-name="T2">Licensee</text:span> a non-exclusive, non-transferable, royalty-free license to use <text:span text:style-name="T2">STLport</text:span> and its documentation without fee.</text:p>
      <text:p text:style-name="Standard">By downloading, using, or copying <text:span text:style-name="T2">STLport</text:span> or any portion thereof, <text:span text:style-name="T2">Licensee</text:span> agrees to abide by the intellectual property laws and all other applicable laws <text:soft-page-break/>of the United States of America, and to all of the terms and conditions of this Agreement.</text:p>
      <text:p text:style-name="Standard"><text:span text:style-name="T2">Licensee</text:span> shall maintain the following copyright and permission notices on <text:span text:style-name="T2">STLport </text:span>sources and its documentation unchanged:</text:p>
      <text:p text:style-name="P3">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2">Licensee</text:span> may distribute binaries compiled with <text:span text:style-name="T2">STLport</text:span> (whether original or modified) without any royalties or restrictions.</text:p>
      <text:p text:style-name="Standard">The <text:span text:style-name="T2">Licensee</text:span> may distribute original or modified <text:span text:style-name="T2">STLport</text:span> sources, provided that:</text:p>
      <text:list xml:id="list39699427" text:style-name="L12">
        <text:list-item>
          <text:p text:style-name="P24">The conditions indicated in the above permission notice are met;</text:p>
        </text:list-item>
        <text:list-item>
          <text:p text:style-name="P24">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12">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12">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8">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oft-page-break/><text:span text:style-name="T8">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text:soft-page-break/>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ext:soft-page-break/>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text:soft-page-break/>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text:soft-page-break/>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9679535" text:style-name="L13">
        <text:list-item>
          <text:p text:style-name="P25">The full text of this NOTICE in a location viewable to users of the redistributed or derivative work.</text:p>
        </text:list-item>
        <text:list-item>
          <text:p text:style-name="P25">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25">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text:soft-page-break/>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text:soft-page-break/>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ext:soft-page-break/>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text:soft-page-break/>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h text:style-name="P54" text:outline-level="1"><text:bookmark text:name="__RefHeading__12191_1300998327"/>Extensions<text:bookmark-end text:name="__RefHeading__12191_1300998327"/></text:h>
      <text:p text:style-name="P1">Only third party extensions are listed here whose source code is not in the LibreOffice tree.</text:p>
      <text:h text:style-name="P56" text:outline-level="2">Barcode</text:h>
      <text:p text:style-name="Standard">The following software may be included in this product: <text:span text:style-name="T1">Barcode</text:span>. Use of any of this software is governed by the terms of the license below:</text:p>
      <text:p text:style-name="P1">Copyright (C) Dániel Darabos and Kálmán Szalai</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P56" text:outline-level="2">Convert Text to Number</text:h>
      <text:p text:style-name="Standard">The following software may be included in this product: <text:span text:style-name="T1">Convert Text to Number</text:span>. Use of any of this software is governed by the terms of the license below:</text:p>
      <text:p text:style-name="P1">Copyright (C) 2008/2009 - Cor Nouws</text:p>
      <text:p text:style-name="Standard"><text:a xlink:type="simple" xlink:href="#7.GNU Lesser General Public License Version 3|outline">Jump to LGPL Version 3</text:a></text:p>
      <text:h text:style-name="P56" text:outline-level="2">Diagram</text:h>
      <text:p text:style-name="Standard">The following software may be included in this product: <text:span text:style-name="T1">Diagram</text:span>. Use of any of this software is governed by the terms of the license below:</text:p>
      <text:p text:style-name="Standard"><text:span text:style-name="T1">Copyright © Tibor Hornyák and OxygenOffice Professional Team - </text:span><text:a xlink:type="simple" xlink:href="http://ooop.sf.net/">http://ooop.sf.net/</text:a></text:p>
      <text:p text:style-name="Standard"><text:a xlink:type="simple" xlink:href="#7.GNU Lesser General Public License Version 3|outline">Jump to LGPL Version 3</text:a></text:p>
      <text:h text:style-name="P56" text:outline-level="2"><text:soft-page-break/>OpenOffice.org2GoogleDocs - export &amp; import to Google Docs, Zoho, WebDAV</text:h>
      <text:p text:style-name="Standard">The following software may be included in this product: <text:span text:style-name="T1">OpenOffice.org2GoogleDocs - export &amp; import to Google Docs, Zoho, WebDAV</text:span>. Use of any of this software is governed by the terms of the license below:</text:p>
      <text:p text:style-name="P1">Copyright © Przemyslaw Rumik</text:p>
      <text:p text:style-name="Standard"><text:a xlink:type="simple" xlink:href="#7.GNU Lesser General Public License Version 3|outline">Jump to LGPL Version 3</text:a></text:p>
      <text:h text:style-name="P57" text:outline-level="2">Hungarian cross-reference toolbar</text:h>
      <text:p text:style-name="Standard">The following software may be included in this product: <text:span text:style-name="T1">Hungarian cross-reference toolbar</text:span>. Use of any of this software is governed by the terms of the license below:</text:p>
      <text:p text:style-name="P1">2009-2010 (c) László Németh, license: GNU LGPL</text:p>
      <text:p text:style-name="Standard"><text:a xlink:type="simple" xlink:href="#7.GNU Lesser General Public License Version 3|outline">Jump to LGPL Version 3</text:a></text:p>
      <text:h text:style-name="P56" text:outline-level="2">LanguageTool Grammar Checker</text:h>
      <text:p text:style-name="Standard">The following software may be included in this product: <text:span text:style-name="T1">LanguageTool Grammar Checker</text:span>. Use of any of this software is governed by the terms of the license below:</text:p>
      <text:p text:style-name="Standard"><text:a xlink:type="simple" xlink:href="#7.GNU Lesser General Public License Version 3|outline">Jump to LGPL Version 3</text:a></text:p>
      <text:h text:style-name="P56" text:outline-level="2">Lightproof Grammar Checker</text:h>
      <text:p text:style-name="Standard">The following software may be included in this product: <text:span text:style-name="T1">Lightproof Grammar Checker</text:span>. Use of any of this software is governed by the terms of the license below:</text:p>
      <text:p text:style-name="P1">2009-2010 (c) László Németh, license: GNU LGPL</text:p>
      <text:p text:style-name="Standard"><text:a xlink:type="simple" xlink:href="#7.GNU Lesser General Public License Version 3|outline">Jump to LGPL Version 3</text:a></text:p>
      <text:h text:style-name="P56" text:outline-level="2">Numbertext</text:h>
      <text:p text:style-name="Standard">The following software may be included in this product: <text:span text:style-name="T1">Numbertext</text:span>. Use of any of this software is governed by the terms of the license below:</text:p>
      <text:p text:style-name="P1">License: LGPL/BSD dual-license, 2009-2010 (C) László Németh (nemeth at openoffice dot org)</text:p>
      <text:p text:style-name="P1"><text:soft-page-break/>Numbertext language data (Soros programs):</text:p>
      <text:p text:style-name="P1">LGPL/BSD dual-license, 2009-2010 (C) László Németh et al. (see AUTHORS)</text:p>
      <text:p text:style-name="P1">Serbian modules:</text:p>
      <text:p text:style-name="P1">CC/LGPL/BSD tri-license, 2009 (C) Goran Rakić (grakic at devbase dot net)</text:p>
      <text:p text:style-name="Standard"><text:span text:style-name="T1">Note: for full distribution with specifications, IDE and JavaScript implementation, see </text:span><text:a xlink:type="simple" xlink:href="http://NUMBERTEXT.org/">http://NUMBERTEXT.org</text:a></text:p>
      <text:p text:style-name="P1">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P56" text:outline-level="2">OpenOffice.org Blogger – Metaweblog support</text:h>
      <text:p text:style-name="Standard">The following software may be included in this product: <text:span text:style-name="T1">OpenOffice.org Blogger</text:span>. Use of any of this software is governed by the terms of the license below:</text:p>
      <text:p text:style-name="Standard"><text:span text:style-name="T1">Copyright © Caolán McNamara (2009) </text:span><text:a xlink:type="simple" xlink:href="mailto:caolanm@redhat.com">caolanm@redhat.com</text:a></text:p>
      <text:p text:style-name="P1">Licensed under LGPLv3 or later.</text:p>
      <text:p text:style-name="Standard"><text:a xlink:type="simple" xlink:href="#7.GNU Lesser General Public License Version 3|outline">Jump to LGPL Version 3</text:a></text:p>
      <text:h text:style-name="P56" text:outline-level="2">Solver for Nonlinear Programming</text:h>
      <text:p text:style-name="Standard">The following software may be included in this product: zlib. Use of any of this software is governed by the terms of the license below:</text:p>
      <text:p text:style-name="P1">Copyright 2009 by Sun Microsystems, Inc.</text:p>
      <text:p text:style-name="Standard"><text:a xlink:type="simple" xlink:href="#7.GNU Lesser General Public License Version 3|outline">Jump to LGPL Version 3</text:a></text:p>
      <text:h text:style-name="P56" text:outline-level="2">Typography Toolbar</text:h>
      <text:p text:style-name="Standard">The following software may be included in this product: <text:span text:style-name="T1">Typography Toolbar</text:span>. Use of any of this software is governed by the terms of the license below:</text:p>
      <text:p text:style-name="P1">2009-2010 (c) László Németh, license: GNU LGPL</text:p>
      <text:p text:style-name="Standard"><text:a xlink:type="simple" xlink:href="#7.GNU Lesser General Public License Version 3|outline">Jump to LGPL Version 3</text:a></text:p>
      <text:h text:style-name="P56" text:outline-level="2"><text:soft-page-break/>Validator</text:h>
      <text:p text:style-name="Standard">The following software may be included in this product: <text:span text:style-name="T1">Validator</text:span>. Use of any of this software is governed by the terms of the license below:</text:p>
      <text:p text:style-name="Standard"><text:span text:style-name="T1">Copyright © Tibor Hornyák and OxygenOffice Professional Team - </text:span><text:a xlink:type="simple" xlink:href="http://ooop.sf.net/">http://ooop.sf.net/</text:a></text:p>
      <text:p text:style-name="Standard"><text:a xlink:type="simple" xlink:href="#7.GNU Lesser General Public License Version 3|outline">Jump to LGPL Version 3</text:a></text:p>
      <text:h text:style-name="P56" text:outline-level="2">WatchWindow</text:h>
      <text:p text:style-name="Standard">The following software may be included in this product: <text:span text:style-name="T1">WatchWindow</text:span>. Use of any of this software is governed by the terms of the license below:</text:p>
      <text:p text:style-name="Standard"><text:span text:style-name="T1">Copyright © Tibor Hornyák and OxygenOffice Professional Team - </text:span><text:a xlink:type="simple" xlink:href="http://ooop.sf.net/">http://ooop.sf.net/</text:a></text:p>
      <text:p text:style-name="Standard"><text:a xlink:type="simple" xlink:href="#7.GNU Lesser General Public License Version 3|outline">Jump to LGPL Version 3</text:a></text:p>
      <text:h text:style-name="P54" text:outline-level="1">Fonts</text:h>
      <text:h text:style-name="P56" text:outline-level="2">Adobe PostScript® AFM files</text:h>
      <text:p text:style-name="P1">The following software may be included in this product: PostScript® AFM Files. Use of any of this software is governed by the terms of the license below:</text:p>
      <text:p text:style-name="P1">Adobe Core 35 AFM Files with 314 Glyph Entries</text:p>
      <text:p text:style-name="P1">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P56" text:outline-level="2"><text:bookmark text:name="__RefHeading__12193_1300998327"/>Deja Vu<text:bookmark-end text:name="__RefHeading__12193_1300998327"/></text:h>
      <text:p text:style-name="P1">The following software may be included in this product: Deja Vu fonts. Use of any of this software is governed by the terms of the license below:</text:p>
      <text:p text:style-name="P1">Fonts are (c) Bitstream (see below). DejaVu changes are in public domain. Glyphs imported from Arev fonts are (c) Tavmjong Bah (see below)</text:p>
      <text:h text:style-name="P58" text:outline-level="3"><text:bookmark text:name="__RefHeading__12195_1300998327"/>Bitstream Vera Fonts Copyright<text:bookmark-end text:name="__RefHeading__12195_1300998327"/></text:h>
      <text:p text:style-name="P1">Copyright (c) 2003 by Bitstream, Inc. All Rights Reserved. Bitstream Vera is a trademark of Bitstream, Inc.</text:p>
      <text:p text:style-name="P1">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P1">The above copyright and trademark notices and this permission notice shall be included in all copies of one or more of the Font Software typefaces.</text:p>
      <text:p text:style-name="P1">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P1">This License becomes null and void to the extent applicable to Fonts or Font <text:soft-page-break/>Software that has been modified and is distributed under the "Bitstream Vera" names.</text:p>
      <text:p text:style-name="P1">The Font Software may be sold as part of a larger software package but no copy of one or more of the Font Software typefaces may be sold by itself.</text:p>
      <text:p text:style-name="P1">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P1">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P58" text:outline-level="3"><text:bookmark text:name="__RefHeading__12197_1300998327"/>Arev Fonts Copyright<text:bookmark-end text:name="__RefHeading__12197_1300998327"/></text:h>
      <text:p text:style-name="P1">Copyright (c) 2006 by Tavmjong Bah. All Rights Reserved.</text:p>
      <text:p text:style-name="P1">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P1">The above copyright and trademark notices and this permission notice shall be included in all copies of one or more of the Font Software typefaces.</text:p>
      <text:p text:style-name="P1">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P1">This License becomes null and void to the extent applicable to Fonts or Font Software that has been modified and is distributed under the "Tavmjong Bah Arev" names.</text:p>
      <text:p text:style-name="P1">The Font Software may be sold as part of a larger software package but no <text:soft-page-break/>copy of one or more of the Font Software typefaces may be sold by itself.</text:p>
      <text:p text:style-name="P1">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P1">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P56" text:outline-level="2"><text:bookmark text:name="__RefHeading__12199_1300998327"/>Gentium<text:bookmark-end text:name="__RefHeading__12199_1300998327"/></text:h>
      <text:p text:style-name="P1">The following software may be included in this product: Gentium fonts. Use of any of this software is governed by the terms of the license below:</text:p>
      <text:p text:style-name="P1">Copyright (c) 2003-2008 SIL International (<text:a xlink:type="simple" xlink:href="http://www.sil.org/">http://www.sil.org/</text:a>), with Reserved Font Names "Gentium" and "SIL".</text:p>
      <text:p text:style-name="P1">This Font Software is licensed under the SIL Open Font License, Version 1.1. This license is copied below, and is also available with a FAQ at: <text:a xlink:type="simple" xlink:href="http://scripts.sil.org/OFL">http://scripts.sil.org/OFL</text:a></text:p>
      <text:h text:style-name="P58" text:outline-level="3"><text:bookmark text:name="__RefHeading__12201_1300998327"/>SIL OPEN FONT LICENSE Version 1.1 - 1 February 2007<text:bookmark-end text:name="__RefHeading__12201_1300998327"/></text:h>
      <text:p text:style-name="P1">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P1">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P1">DEFINITIONS "Font Software" refers to the set of files released by the <text:soft-page-break/>Copyright Holder(s) under this license and clearly marked as such. This may include source files, build scripts and documentation.</text:p>
      <text:p text:style-name="P1">"Reserved Font Name" refers to any names specified as such after the copyright statement(s).</text:p>
      <text:p text:style-name="P1">"Original Version" refers to the collection of Font Software components as distributed by the Copyright Holder(s).</text:p>
      <text:p text:style-name="P1">"Modified Version" refers to any derivative made by adding to, deleting, or substituting -- in part or in whole -- any of the components of the Original Version, by changing formats or by porting the Font Software to a new environment.</text:p>
      <text:p text:style-name="P1">"Author" refers to any designer, engineer, programmer, technical writer or other person who contributed to the Font Software.</text:p>
      <text:p text:style-name="P1">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P1">1) Neither the Font Software nor any of its individual components, in Original or Modified Versions, may be sold by itself.</text:p>
      <text:p text:style-name="P1">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P1">3) No Modified Version of the Font Software may use the Reserved Font Name(s) unless explicit written permission is granted by the corresponding Copyright Holder. This restriction only applies to the primary font name as presented to the users.</text:p>
      <text:p text:style-name="P1">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P1">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P1">TERMINATION This license becomes null and void if any of the above conditions are not met.</text:p>
      <text:p text:style-name="P1"><text:soft-pag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56" text:outline-level="2"><text:bookmark text:name="__RefHeading__12203_1300998327"/>Liberation<text:bookmark-end text:name="__RefHeading__12203_1300998327"/></text:h>
      <text:p text:style-name="P1">The following software may be included in this product: Liberation fonts. Use of any of this software is governed by the terms of the license below:</text:p>
      <text:p text:style-name="P1">This font set had been released under GNU Public License version 2 ("GPLv2") with exceptions.</text:p>
      <text:p text:style-name="P1"><text:a xlink:type="simple" xlink:href="#4.GNU GENERAL PUBLIC LICENSE VERSION 2|outline">Jump to GPL Version 2</text:a></text:p>
      <text:h text:style-name="P58" text:outline-level="3"><text:bookmark text:name="__RefHeading__12205_1300998327"/>LICENSE AGREEMENT AND LIMITED PRODUCT WARRANTY<text:line-break/>LIBERATION FONT SOFTWARE<text:bookmark-end text:name="__RefHeading__12205_1300998327"/></text:h>
      <text:p text:style-name="P1">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P1">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P1"><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P1"><text:s/>(b) As a further exception, any distribution of the object code of the Software <text:soft-page-break/>in a physical product must provide you the right to access and modify the source code for the Software and to reinstall that modified version of the Software in object code form on the same physical product on which you received it.</text:p>
      <text:p text:style-name="P1">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P1">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P1">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P1">5.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P1">Copyright © 2007 Red Hat, Inc. All rights reserved. LIBERATION is a trademark of Red Hat, Inc.</text:p>
      <text:h text:style-name="P56" text:outline-level="2"><text:bookmark text:name="__RefHeading__12207_1300998327"/>Linux Libertine G and Linux Biolinum G<text:bookmark-end text:name="__RefHeading__12207_1300998327"/></text:h>
      <text:p text:style-name="P1">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P1">Graphite extension of the original Linux Libertine font was made by Laszlo <text:soft-page-break/>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P1">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P1">Additionally our fonts are licensed under the Open Fonts License (see below).</text:p>
      <text:p text:style-name="P1">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P58" text:outline-level="3"><text:bookmark text:name="__RefHeading__12209_1300998327"/>SIL OPEN FONT LICENSE Version 1.0 - 22 November 2005<text:bookmark-end text:name="__RefHeading__12209_1300998327"/></text:h>
      <text:p text:style-name="P1">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P1">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P1">DEFINITIONS "Font Software" refers to any and all of the following: <text:tab/>- font files <text:tab/>- data files <text:tab/>- source code <text:tab/>- build scripts <text:tab/>- documentation</text:p>
      <text:p text:style-name="P1">"Reserved Font Name" refers to the Font Software name as seen by users and any other names as specified after the copyright statement.</text:p>
      <text:p text:style-name="P1">"Standard Version" refers to the collection of Font Software components as distributed by the Copyright Holder.</text:p>
      <text:p text:style-name="P1"><text:soft-page-break/>"Modified Version" refers to any derivative font software made by adding to, deleting, or substituting -- in part or in whole -- any of the components of the Standard Version, by changing formats or by porting the Font Software to a new environment.</text:p>
      <text:p text:style-name="P1">"Author" refers to any designer, engineer, programmer, technical writer or other person who contributed to the Font Software.</text:p>
      <text:p text:style-name="P1">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P1">1) Neither the Font Software nor any of its individual components, in Standard or Modified Versions, may be sold by itself.</text:p>
      <text:p text:style-name="P1">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P1">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P1">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P1">5) The Font Software, modified or unmodified, in part or in whole, must be distributed using this license, and may not be distributed under any other license.</text:p>
      <text:p text:style-name="P1">TERMINATION This license becomes null and void if any of the above conditions are not met.</text:p>
      <text:p text:style-name="P1">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text:soft-page-break/>USE THE FONT SOFTWARE OR FROM OTHER DEALINGS IN THE FONT SOFTWARE.</text:p>
      <text:h text:style-name="P53" text:outline-level="1"><text:bookmark text:name="__RefHeading__12211_1300998327"/>Dictionaries<text:bookmark-end text:name="__RefHeading__12211_1300998327"/></text:h>
      <text:h text:style-name="Heading_20_2" text:outline-level="2"><text:bookmark text:name="__RefHeading__12213_1300998327"/>Afrikaans<text:bookmark-end text:name="__RefHeading__12213_1300998327"/></text:h>
      <text:h text:style-name="Heading_20_3" text:outline-level="3"><text:bookmark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bookmark text:name="__RefHeading__12221_1300998327"/><text:soft-page-break/>Breton<text:bookmark-end text:name="__RefHeading__12221_1300998327"/></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 "An Drouizig" spelling dictionary : <text:a xlink:type="simple" xlink:href="#3.GNU Lesser General Public License Version 3|outline">LGPL</text:a></text:p>
      <text:h text:style-name="Heading_20_2" text:outline-level="2"><text:bookmark text:name="__RefHeading__12223_1300998327"/>Catalan<text:bookmark-end text:name="__RefHeading__12223_1300998327"/></text:h>
      <text:h text:style-name="Heading_20_3" text:outline-level="3"><text:bookmark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text:soft-page-break/>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text:soft-page-break/>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text:soft-page-break/>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39704089" text:style-name="L14">
        <text:list-item>
          <text:p text:style-name="P26"><text:a xlink:type="simple" xlink:href="#12.GNU General Public License Version 2|outline">GNU GPL version 2.0</text:a></text:p>
        </text:list-item>
        <text:list-item>
          <text:p text:style-name="P26"><text:a xlink:type="simple" xlink:href="#10.GNU Lesser General Public License Version 2.1|outline">GNU LGPL version 2.1</text:a></text:p>
        </text:list-item>
        <text:list-item>
          <text:p text:style-name="P26"><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text:soft-page-break/>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31585775" text:continue-numbering="true" text:style-name="L14">
        <text:list-item>
          <text:p text:style-name="P26"><text:a xlink:type="simple" xlink:href="#12.GNU General Public License Version 2|outline">GNU GPL version 2.0</text:a></text:p>
        </text:list-item>
        <text:list-item>
          <text:p text:style-name="P26"><text:a xlink:type="simple" xlink:href="#10.GNU Lesser General Public License Version 2.1|outline">GNU LGPL version 2.1</text:a></text:p>
        </text:list-item>
        <text:list-item>
          <text:p text:style-name="P26"><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text:soft-page-break/>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text:soft-page-break/>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text:soft-page-break/></text:p>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oft-page-break/><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oft-page-break/><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text:soft-page-break/>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oft-page-break/><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text:soft-page-break/>spelling dictionary. Use of any of this software is governed by the terms of the license below:</text:p>
      <text:p text:style-name="Standard"><text:a xlink:type="simple" xlink:href="#4.10.1.Spelling dictionary|outline">See English (Canada)</text:a>.</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text:soft-page-break/>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text:soft-page-break/>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39703789" text:style-name="L15">
        <text:list-item>
          <text:p text:style-name="P27">MPL: <text:a xlink:type="simple" xlink:href="#13.Mozilla Public License Version 1.1|outline">Mozilla Public License version 1.1</text:a> or higher</text:p>
        </text:list-item>
        <text:list-item>
          <text:p text:style-name="P27"><text:soft-page-break/>GPL: <text:a xlink:type="simple" xlink:href="#12.GNU General Public License Version 2|outline">GNU General Public License version 2.0</text:a> or higher</text:p>
        </text:list-item>
        <text:list-item>
          <text:p text:style-name="P27">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text:soft-page-break/>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text:soft-page-break/>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soft-page-break/><text:a xlink:type="simple" xlink:href="#8.Mozilla Public License Version 1.1|outline">Jump to MPL Version 1.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39695665" text:style-name="L16">
        <text:list-item>
          <text:p text:style-name="P28">Redistribution of source code must retain the above copyright <text:s text:c="3"/>notice, this list of conditions and the following disclaimer.</text:p>
        </text:list-item>
        <text:list-item>
          <text:p text:style-name="P28">Redistribution in binary form must reproduce the above copyright notice, this list of conditions and the following disclaimer in the documentation and/or other materials provided with the distribution.</text:p>
        </text:list-item>
        <text:list-item>
          <text:p text:style-name="P28">Neither the name of the Albertas Agejevas nor the names of its contributors <text:s text:c="3"/>may be used to endorse or promote products derived from this software <text:s text:c="3"/>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text:soft-page-break/>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ext:soft-page-break/>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text:soft-page-break/>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Portoguise (Brazil)</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Portogui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text:soft-page-break/>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text:soft-page-break/>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39687852" text:style-name="L17">
        <text:list-item>
          <text:p text:style-name="P29">Redistribution of source code must retain the above copyright notice, this list of conditions and the following disclaimer.</text:p>
        </text:list-item>
        <text:list-item>
          <text:p text:style-name="P29">Redistribution in binary form must reproduce the above copyright notice, this list of conditions and the following disclaimer in the documentation and/or other materials provided with the distribution.</text:p>
        </text:list-item>
        <text:list-item>
          <text:p text:style-name="P29">Modified versions must be clearly marked as such.</text:p>
        </text:list-item>
        <text:list-item>
          <text:p text:style-name="P29">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text:soft-page-break/>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p text:style-name="Standard"/>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text:soft-page-break/>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9674637" text:style-name="L18">
        <text:list-item>
          <text:p text:style-name="P30">The GNU General Public License (GPL) Version 2, June 1991</text:p>
        </text:list-item>
        <text:list-item>
          <text:p text:style-name="P30">GNU Lesser General Public License Version 2.1, February 1999</text:p>
        </text:list-item>
        <text:list-item>
          <text:p text:style-name="P30">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text:soft-page-break/>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Spanish</text:h>
      <text:h text:style-name="Heading_20_3" text:outline-level="3">Spelling dictionary</text:h>
      <text:p text:style-name="Standard">The following software may be included in this product: Spanish spelling dictionary. Use of any of this software is governed by the terms of the license below:</text:p>
      <text:p text:style-name="Standard"><text:a xlink:type="simple" xlink:href="#9.GNU Lesser General Public License Version 3|outline">Jump to LGPL Version 3</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08 Tom Westerberg &lt;tweg@welho.com&gt; and Göran Andersson &lt;goran@init.se&gt;.</text:p>
      <text:p text:style-name="Standard">The contents of The Swedish Dictionary for Spell Checking (i.e. the files sv.aff and sv.dic) are subject to the Mozilla Public License Version1.1 (the "License"); you may not use this file except in compliance with the License. You may obtain a copy of the License at <text:a xlink:type="simple" xlink:href="http://www.mozilla.org/MPL/">http://www.mozilla.org/MPL/</text:a></text:p>
      <text:p text:style-name="Standard">Software distributed under the License is distributed on an "AS IS" basis,WITHOUT WARRANTY OF ANY KIND, either express or implied. See the License for the specific language governing rights and limitations under the License.</text:p>
      <text:p text:style-name="Standard">Alternatively, The Swedish Dictionary may be used under the terms of either the GNU General Public License Version 2 or later (the "GPL"), or the GNU Lesser General Public License Version 2.1 or later (the "LGPL"),in which case the provisions of the GPL or the LGPL are applicable instead of those above. If you wish to allow use of your version of this file only under the terms of either <text:soft-page-break/>the GPL or the LGPL, and not to allow others to use your version of this file under the terms of the MPL, indicate your decision by deleting the provisions above and replace them with the notice and other provisions required by the GPL or the LGPL. If you do not delete the provisions above, a recipient may use your version of this file under the terms of any one of the MPL, the GPL or the 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ext:soft-page-break/>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ext:soft-page-break/>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53" text:outline-level="1">Artwork</text:h>
      <text:h text:style-name="Heading_20_2" text:outline-level="2">KDE Crystal theme icons</text:h>
      <text:p text:style-name="Standard">The following software may be included in this product: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P53" text:outline-level="1">Miscellaneous</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4">®</text:span> SOFTWARE NOTICE AND LICENSE</text:h>
      <text:p text:style-name="Standard"><text:span text:style-name="T5">Copyright © 1994-2001 </text:span><text:a xlink:type="simple" xlink:href="http://www.w3.org/"><text:span text:style-name="T5">World Wide Web Consortium</text:span></text:a><text:span text:style-name="T5">, (</text:span><text:a xlink:type="simple" xlink:href="http://www.lcs.mit.edu/"><text:span text:style-name="T5">Massachusetts Institute of Technology</text:span></text:a><text:span text:style-name="T5">, </text:span><text:a xlink:type="simple" xlink:href="http://www.inria.fr/"><text:span text:style-name="T5">Institut National de Recherche en Informatique et en Automatique</text:span></text:a><text:span text:style-name="T5">, </text:span><text:a xlink:type="simple" xlink:href="http://www.keio.ac.jp/"><text:span text:style-name="T5">Keio University</text:span></text:a><text:span text:style-name="T5">). All Rights Reserved. </text:span><text:a xlink:type="simple" xlink:href="http://www.w3.org/Consortium/Legal/"><text:span text:style-name="T5">http://www.w3.org/Consortium/Legal/</text:span></text:a></text:p>
      <text:p text:style-name="Standard">This W3C work (including software, documents, or other related items) is being provided by the copyright holders under the following license. By <text:soft-page-break/>obtaining, using and/or copying this work, you (the licensee) agree that you have read, understood, and will comply with the following terms and conditions:</text:p>
      <text:p text:style-name="Standard">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9683389" text:style-name="L19">
        <text:list-item>
          <text:p text:style-name="P31">The full text of this NOTICE in a location viewable to users of the redistributed or derivative work.</text:p>
        </text:list-item>
        <text:list-item>
          <text:p text:style-name="P31">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1">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Heading_20_2" text:outline-level="2">NSIS</text:h>
      <text:p text:style-name="Standard">The following software may be included in this product: NSIS (Nullsoft Scriptable Install System). Use of any of this software is governed by the terms of the license below:</text:p>
      <text:h text:style-name="Heading_20_3" text:outline-level="3"><text:bookmark text:name="Copyright"/><text:soft-page-break/>Copyright</text:h>
      <text:p text:style-name="Standard">Copyright (C) 1995-2009 Contributors</text:p>
      <text:p text:style-name="Standard">More detailed copyright information can be found in the individual source code files.</text:p>
      <text:h text:style-name="Heading_20_3" text:outline-level="3"><text:bookmark text:name="Applicable_licenses"/>Applicable licenses</text:h>
      <text:list xml:id="list39697337" text:style-name="L20">
        <text:list-item>
          <text:p text:style-name="P32">All NSIS source code, plug-ins, documentation, examples, header files and graphics, with the exception of the compression modules and where otherwise noted, are licensed under the zlib/libpng license.</text:p>
        </text:list-item>
        <text:list-item>
          <text:p text:style-name="P32">The zlib compression module for NSIS is licensed under the zlib/libpng license.</text:p>
        </text:list-item>
        <text:list-item>
          <text:p text:style-name="P32">The bzip2 compression module for NSIS is licensed under the bzip2 license.</text:p>
        </text:list-item>
        <text:list-item>
          <text:p text:style-name="P32">The lzma compression module for NSIS is licensed under the Common Public License version 1.0.</text:p>
        </text:list-item>
      </text:list>
      <text:h text:style-name="Heading_20_3" text:outline-level="3"><text:bookmark text:name="zlib.2Flibpng_license"/>zlib/libpng license</text:h>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list xml:id="list39676023" text:style-name="L21">
        <text:list-item>
          <text:p text:style-name="P33">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33">Altered source versions must be plainly marked as such, and must not be misrepresented as being the original software.</text:p>
        </text:list-item>
        <text:list-item>
          <text:p text:style-name="P33">This notice may not be removed or altered from any source distribution.</text:p>
        </text:list-item>
      </text:list>
      <text:h text:style-name="Heading_20_3" text:outline-level="3"><text:bookmark text:name="bzip2_license"/>bzip2 license</text:h>
      <text:p text:style-name="Standard">Redistribution and use in source and binary forms, with or without modification, are permitted provided that the following conditions are met:</text:p>
      <text:list xml:id="list39697437" text:style-name="L22">
        <text:list-item>
          <text:p text:style-name="P34">Redistribution of source code must retain the above copyright notice, <text:soft-page-break/>this list of conditions and the following disclaimer.</text:p>
        </text:list-item>
        <text:list-item>
          <text:p text:style-name="P3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34">Altered source versions must be plainly marked as such, and must not be misrepresented as being the original software.</text:p>
        </text:list-item>
        <text:list-item>
          <text:p text:style-name="P34">The name of the author may not be used to endorse or promote products derived from this software without specific prior written permission.</text:p>
        </text:list-item>
      </text:list>
      <text:p text:style-name="P49">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Julian Seward, Cambridge, UK.</text:p>
      <text:p text:style-name="Standard">jseward@acm.org</text:p>
      <text:h text:style-name="Heading_20_3" text:outline-level="3"><text:bookmark text:name="Common_Public_License_version_1.0"/>Common Public License version 1.0</text:h>
      <text:p text:style-name="Standard">THE ACCOMPANYING PROGRAM IS PROVIDED UNDER THE TERMS OF THIS COMMON PUBLIC LICENSE ("AGREEMENT"). ANY USE, REPRODUCTION OR DISTRIBUTION OF THE PROGRAM CONSTITUTES RECIPIENT'S ACCEPTANCE OF THIS AGREEMENT.</text:p>
      <text:p text:style-name="Standard">1. DEFINITIONS</text:p>
      <text:p text:style-name="Standard">"Contribution" means:</text:p>
      <text:p text:style-name="Standard">a) in the case of the initial Contributor, the initial code and documentation distributed under this Agreement, and b) in the case of each subsequent Contributor:</text:p>
      <text:p text:style-name="Standard">i) changes to the Program, and</text:p>
      <text:p text:style-name="Standard">ii) additions to the Program;</text:p>
      <text:p text:style-name="Standard"><text:soft-page-break/>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Standard">"Contributor" means any person or entity that distributes the Program.</text:p>
      <text:p text:style-name="Standard">"Licensed Patents " mean patent claims licensable by a Contributor which are necessarily infringed by the use or sale of its Contribution alone or when combined with the Program.</text:p>
      <text:p text:style-name="Standard">"Program" means the Contributions distributed in accordance with this Agreement.</text:p>
      <text:p text:style-name="Standard">"Recipient" means anyone who receives the Program under this Agreement, including all Contributors.</text:p>
      <text:p text:style-name="Standard">2. GRANT OF RIGHTS</text:p>
      <text:p text:style-name="Standard">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Standard">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Standard">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Standard"><text:soft-page-break/>d) Each Contributor represents that to its knowledge it has sufficient copyright rights in its Contribution, if any, to grant the copyright license set forth in this Agreement.</text:p>
      <text:p text:style-name="Standard">3. REQUIREMENTS</text:p>
      <text:p text:style-name="Standard">A Contributor may choose to distribute the Program in object code form under its own license agreement, provided that:</text:p>
      <text:p text:style-name="Standard">a) it complies with the terms and conditions of this Agreement; and</text:p>
      <text:p text:style-name="Standard">b) its license agreement:</text:p>
      <text:p text:style-name="Standard">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Standard">ii) effectively excludes on behalf of all Contributors all liability for damages, including direct, indirect, special, incidental and consequential damages, such as lost profits;</text:p>
      <text:p text:style-name="Standard">iii) states that any provisions which differ from this Agreement are offered by that Contributor alone and not by any other party; and</text:p>
      <text:p text:style-name="Standard">iv) states that source code for the Program is available from such Contributor, and informs licensees how to obtain it in a reasonable manner on or through a medium customarily used for software exchange.</text:p>
      <text:p text:style-name="Standard">When the Program is made available in source code form:</text:p>
      <text:p text:style-name="Standard">a) it must be made available under this Agreement; and</text:p>
      <text:p text:style-name="Standard">b) a copy of this Agreement must be included with each copy of the Program.</text:p>
      <text:p text:style-name="Standard">Contributors may not remove or alter any copyright notices contained within the Program.</text:p>
      <text:p text:style-name="Standard">Each Contributor must identify itself as the originator of its Contribution, if any, in a manner that reasonably allows subsequent Recipients to identify the originator of the Contribution.</text:p>
      <text:p text:style-name="Standard">4. COMMERCIAL DISTRIBUTION</text:p>
      <text:p text:style-name="Standard">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text:soft-page-break/>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Standard">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Standard">5. NO WARRANTY</text:p>
      <text:p text:style-name="Standard">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text:p>
      <text:p text:style-name="Standard">6. DISCLAIMER OF LIABILITY</text:p>
      <text:p text:style-name="Standard">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text:soft-page-break/>DISTRIBUTION OF THE PROGRAM OR THE EXERCISE OF ANY RIGHTS GRANTED HEREUNDER, EVEN IF ADVISED OF THE POSSIBILITY OF SUCH DAMAGES.</text:p>
      <text:p text:style-name="Standard">7. GENERAL</text:p>
      <text:p text:style-name="Standard">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Standard">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Standard">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Standard">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Standard"><text:soft-page-break/>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3" text:outline-level="3"><text:bookmark text:name="Special_exception_for_LZMA_compression_module"/>Special exception for LZMA compression module</text:h>
      <text:p text:style-name="Standard">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ext:h text:style-name="P54" text:outline-level="1"><text:bookmark text:name="__RefHeading__12227_1300998327"/>GNU Lesser General Public License Version 3<text:bookmark-end text:name="__RefHeading__12227_1300998327"/></text:h>
      <text:p text:style-name="Standard"><text:span text:style-name="T1">Copyright © 2007 Free Software Foundation, Inc. &lt;</text:span><text:a xlink:type="simple" xlink:href="http://fsf.org/">http://fsf.org/</text:a><text:span text:style-name="T1">&gt;</text:span></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P56" text:outline-level="2"><text:bookmark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P56" text:outline-level="2"><text:bookmark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P56" text:outline-level="2"><text:bookmark text:name="__RefHeading__12233_1300998327"/><text:bookmark text:name="section2"/>2. Conveying Modified Versions.<text:bookmark-end text:name="__RefHeading__12233_1300998327"/></text:h>
      <text:p text:style-name="Standard">If you modify a copy of the Library, and, in your modifications, a facility refers <text:soft-page-break/>to a function or data to be supplied by an Application that uses the facility (other than as an argument passed when the facility is invoked), then you may convey a copy of the modified version:</text:p>
      <text:list xml:id="list39687229" text:style-name="L23">
        <text:list-item>
          <text:p text:style-name="P35">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35">b) under the GNU GPL, with none of the additional permissions of this License applicable to that copy.</text:p>
        </text:list-item>
      </text:list>
      <text:h text:style-name="P56" text:outline-level="2" text:is-list-header="true"><text:bookmark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39694504" text:style-name="L24">
        <text:list-item>
          <text:p text:style-name="P36">a) Give prominent notice with each copy of the object code that the Library is used in it and that the Library and its use are covered by this License.</text:p>
        </text:list-item>
        <text:list-item>
          <text:p text:style-name="P36">b) Accompany the object code with a copy of the GNU GPL and this license document.</text:p>
        </text:list-item>
      </text:list>
      <text:h text:style-name="P56" text:outline-level="2" text:is-list-header="true"><text:bookmark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39703374" text:style-name="L25">
        <text:list-item>
          <text:p text:style-name="P37">a) Give prominent notice with each copy of the Combined Work that the Library is used in it and that the Library and its use are covered by this License.</text:p>
        </text:list-item>
        <text:list-item>
          <text:p text:style-name="P37">b) Accompany the Combined Work with a copy of the GNU GPL and this license document.</text:p>
        </text:list-item>
        <text:list-item>
          <text:p text:style-name="P37">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37"><text:soft-page-break/>d) Do one of the following:</text:p>
          <text:list>
            <text:list-item>
              <text:p text:style-name="P37">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37">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37">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57" text:outline-level="2" text:is-list-header="true"><text:bookmark text:name="__RefHeading__12239_1300998327"/><text:bookmark text:name="section5"/>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39686429" text:style-name="L26">
        <text:list-item>
          <text:p text:style-name="P38">a) Accompany the combined library with a copy of the same work based on the Library, uncombined with any other library facilities, conveyed under the terms of this License.</text:p>
        </text:list-item>
        <text:list-item>
          <text:p text:style-name="P38">b) Give prominent notice with the combined library that part of it is a work based on the Library, and explaining where to find the accompanying uncombined form of the same work.</text:p>
        </text:list-item>
      </text:list>
      <text:h text:style-name="P57" text:outline-level="2" text:is-list-header="true"><text:bookmark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text:soft-page-break/>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53" text:outline-level="1">GNU Lesser General Public License Version 2.1</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text:soft-page-break/>and passed on, the recipients should know that what they have is not the 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text:soft-page-break/>follow. Pay close attention to the difference between a "work based on the 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text:soft-page-break/>forming a work based on the Library, and copy and distribute such modifications or work under the terms of Section 1 above, provided that you also meet all of these conditions:</text:p>
      <text:list xml:id="list39681563" text:style-name="L27">
        <text:list-item>
          <text:p text:style-name="P39"><text:span text:style-name="Strong_20_Emphasis">a)</text:span> The modified work must itself be a software library.</text:p>
        </text:list-item>
        <text:list-item>
          <text:p text:style-name="P39"><text:span text:style-name="Strong_20_Emphasis">b)</text:span> You must cause the files modified to carry prominent notices stating that you changed the files and the date of any change.</text:p>
        </text:list-item>
        <text:list-item>
          <text:p text:style-name="P39"><text:span text:style-name="Strong_20_Emphasis">c)</text:span> You must cause the whole of the work to be licensed at no charge to all third parties under the terms of this License.</text:p>
        </text:list-item>
        <text:list-item>
          <text:p text:style-name="P39"><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3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text:soft-page-break/>any other change in these notices.</text:p>
      <text:p text:style-name="Standard">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text:soft-page-break/>directly with the Library itself.</text:p>
      <text:p text:style-name="Standard"><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9697627" text:style-name="L28">
        <text:list-item>
          <text:p text:style-name="P40"><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0"><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0"><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0"><text:span text:style-name="Strong_20_Emphasis">d)</text:span> If distribution of the work is made by offering access to copy from a designated place, offer equivalent access to copy the above specified materials from the same place.</text:p>
        </text:list-item>
        <text:list-item>
          <text:p text:style-name="P40"><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text:soft-page-break/>not include anything that is normally distributed (in either source or binary form) with the major components (compiler, kernel, and so on) of the operating system on which the executable runs, unless that component itself 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39699635" text:style-name="L29">
        <text:list-item>
          <text:p text:style-name="P41"><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41"><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text:soft-page-break/>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ext:soft-page-break/>the free status of all derivatives of our free software and of promoting the sharing and reuse of software generally.</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text:soft-page-break/>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License along with this library; if not, write to the Free Software</text:p>
      <text:p text:style-name="P9">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9">Ty Coon, President of Vice</text:p>
      <text:p text:style-name="Standard">That's all there is to it!</text:p>
      <text:h text:style-name="P53" text:outline-level="1"><text:span text:style-name="T1">GNU General Public License </text:span>Version 3</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ext:soft-page-break/>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text:soft-page-break/>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ext:soft-page-break/>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You may charge any price or no price for each copy that you convey, and you may offer support or warranty protection for a fee.</text:p>
      <text:h text:style-name="Heading_20_3" text:outline-level="3"><text:bookmark text:name="section52"/><text:soft-page-break/>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39690595" text:style-name="L30">
        <text:list-item>
          <text:p text:style-name="P42">a) The work must carry prominent notices stating that you modified it, and giving a relevant date.</text:p>
        </text:list-item>
        <text:list-item>
          <text:p text:style-name="P42">b) The work must carry prominent notices stating that it is released under this License and any conditions added under section 7. This requirement modifies the requirement in section 4 to “keep intact all notices”.</text:p>
        </text:list-item>
        <text:list-item>
          <text:p text:style-name="P4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42">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39693685" text:style-name="L31">
        <text:list-item>
          <text:p text:style-name="P43">a) Convey the object code in, or embodied in, a physical product (including a physical distribution medium), accompanied by the Corresponding Source fixed on a durable physical medium customarily used for software interchange.</text:p>
        </text:list-item>
        <text:list-item>
          <text:p text:style-name="P43">b) Convey the object code in, or embodied in, a physical product (including a physical distribution medium), accompanied by a written offer, valid for at least three years and valid for as long as you offer <text:soft-page-break/>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43">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4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43">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text:soft-page-break/>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material) supplement the terms of this License with terms:</text:p>
      <text:list xml:id="list39675599" text:style-name="L32">
        <text:list-item>
          <text:p text:style-name="P44">a) Disclaiming warranty or limiting liability differently from the terms of <text:soft-page-break/>sections 15 and 16 of this License; or</text:p>
        </text:list-item>
        <text:list-item>
          <text:p text:style-name="P44">b) Requiring preservation of specified reasonable legal notices or author attributions in that material or in the Appropriate Legal Notices displayed by works containing it; or</text:p>
        </text:list-item>
        <text:list-item>
          <text:p text:style-name="P44">c) Prohibiting misrepresentation of the origin of that material, or requiring that modified versions of such material be marked in reasonable ways as different from the original version; or</text:p>
        </text:list-item>
        <text:list-item>
          <text:p text:style-name="P44">d) Limiting the use for publicity purposes of names of licensors or authors of the material; or</text:p>
        </text:list-item>
        <text:list-item>
          <text:p text:style-name="P44">e) Declining to grant rights under trademark law for use of some trade names, trademarks, or service marks; or</text:p>
        </text:list-item>
        <text:list-item>
          <text:p text:style-name="P4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text:soft-page-break/>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text:soft-page-break/>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ext:soft-page-break/>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How to Apply These Terms to Your New Programs</text:h>
      <text:p text:style-name="Standard">If you develop a new program, and you want it to be of the greatest possible <text:soft-page-break/>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8"><text:s/>&lt;one line to give the program's name and a brief idea of what it does.&gt;</text:p>
      <text:p text:style-name="P8"><text:s/>Copyright (C) &lt;year&gt; &lt;name of author&gt;</text:p>
      <text:p text:style-name="P8"/>
      <text:p text:style-name="P8"><text:s/>This program is free software: you can redistribute it and/or modify</text:p>
      <text:p text:style-name="P8"><text:s/>it under the terms of the GNU General Public License as published by</text:p>
      <text:p text:style-name="P8"><text:s/>the Free Software Foundation, either version 3 of the License, or</text:p>
      <text:p text:style-name="P8"><text:s/>(at your option) any later version.</text:p>
      <text:p text:style-name="P8"/>
      <text:p text:style-name="P8"><text:s/>This program is distributed in the hope that it will be useful,</text:p>
      <text:p text:style-name="P8"><text:s/>but WITHOUT ANY WARRANTY; without even the implied warranty of</text:p>
      <text:p text:style-name="P8"><text:s/>MERCHANTABILITY or FITNESS FOR A PARTICULAR PURPOSE. See the</text:p>
      <text:p text:style-name="P8"><text:s/>GNU General Public License for more details.</text:p>
      <text:p text:style-name="P8"/>
      <text:p text:style-name="P8"><text:s/>You should have received a copy of the GNU General Public License</text:p>
      <text:p text:style-name="P6"><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8"><text:s/>&lt;program&gt; Copyright (C) &lt;year&gt; &lt;name of author&gt;</text:p>
      <text:p text:style-name="P8"><text:s/>This program comes with ABSOLUTELY NO WARRANTY; for details type `show w'.</text:p>
      <text:p text:style-name="P8"><text:s/>This is free software, and you are welcome to redistribute it</text:p>
      <text:p text:style-name="P6"><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54" text:outline-level="1"><text:bookmark text:name="__RefHeading__12243_1300998327"/>GNU General Public License Version 2<text:bookmark-end text:name="__RefHeading__12243_1300998327"/></text:h>
      <text:p text:style-name="P4">Copyright (C) 1989, 1991 Free Software Foundation, Inc.</text:p>
      <text:p text:style-name="P4">51 Franklin Street, Fifth Floor, Boston, MA 02110-1301, USA</text:p>
      <text:p text:style-name="P4">Everyone is permitted to copy and distribute verbatim copies</text:p>
      <text:p text:style-name="P5">of this license document, but changing it is not allowed.</text:p>
      <text:h text:style-name="Heading_20_2" text:outline-level="2"><text:bookmark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text:soft-page-break/>free use or not licensed at all.</text:p>
      <text:p text:style-name="Standard">The precise terms and conditions for copying, distribution and modification follow.</text:p>
      <text:h text:style-name="Heading_20_2" text:outline-level="2"><text:bookmark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text:span text:style-name="T1">0.</text:span></text:span><text:span text:style-name="T1">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text:span text:style-name="T1">1.</text:span></text:span><text:span text:style-name="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Standard">You may charge a fee for the physical act of transferring a copy, and you may at your option offer warranty protection in exchange for a fee.</text:p>
      <text:p text:style-name="Standard"><text:bookmark text:name="section21"/><text:span text:style-name="Strong_20_Emphasis"><text:span text:style-name="T1">2.</text:span></text:span><text:span text:style-name="T1">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List_20_Contents"><text:span text:style-name="Strong_20_Emphasis"><text:span text:style-name="T1">a)</text:span></text:span><text:span text:style-name="T1"> You must cause the modified files to carry prominent notices stating that you changed the files and the date of any change.</text:span></text:p>
      <text:p text:style-name="List_20_Contents"><text:span text:style-name="Strong_20_Emphasis"><text:span text:style-name="T1">b)</text:span></text:span><text:span text:style-name="T1"> You must cause any work that you distribute or publish, that in whole or in part contains or is derived from the Program or any part thereof, to be licensed as a whole at no charge to all third parties under the terms of this License.</text:span></text:p>
      <text:p text:style-name="List_20_Contents"><text:span text:style-name="Strong_20_Emphasis"><text:span text:style-name="T1">c)</text:span></text:span><text:span text:style-name="T1"> If the modified program normally reads commands interactively when run, you must cause it, when started running for such interactive use in </text:span><text:soft-page-break/><text:span text:style-name="T1">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text:span text:style-name="T1">3.</text:span></text:span><text:span text:style-name="T1"> You may copy and distribute the Program (or a work based on it, under Section 2) in object code or executable form under the terms of Sections 1 and 2 above provided that you also do one of the following:</text:span></text:p>
      <text:p text:style-name="List_20_Contents"><text:span text:style-name="Strong_20_Emphasis"><text:span text:style-name="T1">a)</text:span></text:span><text:span text:style-name="T1"> Accompany it with the complete corresponding machine-readable source code, which must be distributed under the terms of Sections 1 and 2 above on a medium customarily used for software interchange; or,</text:span></text:p>
      <text:p text:style-name="List_20_Contents"><text:span text:style-name="Strong_20_Emphasis"><text:span text:style-name="T1">b)</text:span></text:span><text:span text:style-name="T1">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List_20_Contents"><text:span text:style-name="Strong_20_Emphasis"><text:span text:style-name="T1">c)</text:span></text:span><text:span text:style-name="T1">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Standard">The source code for a work means the preferred form of the work for making <text:soft-page-break/>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text:span text:style-name="T1">4.</text:span></text:span><text:span text:style-name="T1">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Standard"><text:bookmark text:name="section51"/><text:span text:style-name="Strong_20_Emphasis"><text:span text:style-name="T1">5.</text:span></text:span><text:span text:style-name="T1">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Standard"><text:bookmark text:name="section61"/><text:span text:style-name="Strong_20_Emphasis"><text:span text:style-name="T1">6.</text:span></text:span><text:span text:style-name="T1">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Standard"><text:bookmark text:name="section7"/><text:span text:style-name="Strong_20_Emphasis"><text:span text:style-name="T1">7.</text:span></text:span><text:span text:style-name="T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Standard">If any portion of this section is held invalid or unenforceable under any <text:soft-page-break/>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text:span text:style-name="T1">8.</text:span></text:span><text:span text:style-name="T1">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Standard"><text:bookmark text:name="section9"/><text:span text:style-name="Strong_20_Emphasis"><text:span text:style-name="T1">9.</text:span></text:span><text:span text:style-name="T1"> The Free Software Foundation may publish revised and/or new versions of the General Public License from time to time. Such new versions will be similar in spirit to the present version, but may differ in detail to address new problems or concerns.</text:span></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text:span text:style-name="T1">10.</text:span></text:span><text:span text:style-name="T1">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Standard"><text:bookmark text:name="section111"/><text:span text:style-name="Strong_20_Emphasis"><text:span text:style-name="T1">NO WARRANTY</text:span></text:span></text:p>
      <text:p text:style-name="Standard"><text:span text:style-name="Strong_20_Emphasis"><text:span text:style-name="T1">11.</text:span></text:span><text:span text:style-name="T1"> BECAUSE THE PROGRAM IS LICENSED FREE OF CHARGE, THERE IS NO WARRANTY FOR THE PROGRAM, TO THE EXTENT PERMITTED BY APPLICABLE LAW. EXCEPT WHEN OTHERWISE STATED IN WRITING THE COPYRIGHT HOLDERS AND/OR OTHER PARTIES PROVIDE THE PROGRAM </text:span><text:soft-page-break/><text:span text:style-name="T1">"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Standard"><text:bookmark text:name="section12"/><text:span text:style-name="Strong_20_Emphasis"><text:span text:style-name="T1">12.</text:span></text:span><text:span text:style-name="T1">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Standard"><text:bookmark text:name="__RefHeading__12249_1300998327"/>END OF TERMS AND CONDITIONS<text:bookmark-end text:name="__RefHeading__12249_1300998327"/></text:p>
      <text:h text:style-name="Heading_20_2" text:outline-level="2"><text:bookmark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text:span text:style-name="T1">one line to give the program's name and an idea of what it does.</text:span></text:span></text:p>
      <text:p text:style-name="Preformatted_20_Text"><text:span text:style-name="T1">Copyright (C) </text:span><text:span text:style-name="Variable"><text:span text:style-name="T1">yyyy</text:span></text:span><text:span text:style-name="T1"> </text:span><text:span text:style-name="Variable"><text:span text:style-name="T1">name of author</text:span></text:span></text:p>
      <text:p text:style-name="P4"/>
      <text:p text:style-name="P4">This program is free software; you can redistribute it and/or</text:p>
      <text:p text:style-name="P4">modify it under the terms of the GNU General Public License</text:p>
      <text:p text:style-name="P4">as published by the Free Software Foundation; either version 2</text:p>
      <text:p text:style-name="P4">of the License, or (at your option) any later version.</text:p>
      <text:p text:style-name="P4"/>
      <text:p text:style-name="P4">This program is distributed in the hope that it will be useful,</text:p>
      <text:p text:style-name="P4">but WITHOUT ANY WARRANTY; without even the implied warranty of</text:p>
      <text:p text:style-name="P4">MERCHANTABILITY or FITNESS FOR A PARTICULAR PURPOSE. See the</text:p>
      <text:p text:style-name="P4">GNU General Public License for more details.</text:p>
      <text:p text:style-name="P4"/>
      <text:p text:style-name="P4">You should have received a copy of the GNU General Public License</text:p>
      <text:p text:style-name="P4">along with this program; if not, write to the Free Software</text:p>
      <text:p text:style-name="P5">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text:soft-page-break/>starts in an interactive mode:</text:p>
      <text:p text:style-name="Preformatted_20_Text"><text:span text:style-name="T1">Gnomovision version 69, Copyright (C) </text:span><text:span text:style-name="Variable"><text:span text:style-name="T1">year</text:span></text:span><text:span text:style-name="T1"> </text:span><text:span text:style-name="Variable"><text:span text:style-name="T1">name of author</text:span></text:span></text:p>
      <text:p text:style-name="P4">Gnomovision comes with ABSOLUTELY NO WARRANTY; for details</text:p>
      <text:p text:style-name="P4">type `show w'. This is free software, and you are welcome</text:p>
      <text:p text:style-name="P4">to redistribute it under certain conditions; type `show c'</text:p>
      <text:p text:style-name="P5">for details.</text:p>
      <text:p text:style-name="Standard"><text:span text:style-name="T1">The hypothetical commands </text:span><text:span text:style-name="Example"><text:span text:style-name="T1">`show w'</text:span></text:span><text:span text:style-name="T1"> and </text:span><text:span text:style-name="Example"><text:span text:style-name="T1">`show c'</text:span></text:span><text:span text:style-name="T1"> should show the appropriate parts of the General Public License. Of course, the commands you use may be called something other than </text:span><text:span text:style-name="Example"><text:span text:style-name="T1">`show w'</text:span></text:span><text:span text:style-name="T1"> and </text:span><text:span text:style-name="Example"><text:span text:style-name="T1">`show c'</text:span></text:span><text:span text:style-name="T1">; they could even be mouse-clicks or menu items--whatever suits your program.</text:span></text:p>
      <text:p text:style-name="Standard">You should also get your employer (if you work as a programmer) or your school, if any, to sign a "copyright disclaimer" for the program, if necessary. Here is a sample; alter the names:</text:p>
      <text:p text:style-name="P4">Yoyodyne, Inc., hereby disclaims all copyright</text:p>
      <text:p text:style-name="P4">interest in the program `Gnomovision'</text:p>
      <text:p text:style-name="P4">(which makes passes at compilers) written</text:p>
      <text:p text:style-name="P4">by James Hacker.</text:p>
      <text:p text:style-name="P4"/>
      <text:p text:style-name="Preformatted_20_Text"><text:span text:style-name="Variable"><text:span text:style-name="T1">signature of Ty Coon</text:span></text:span><text:span text:style-name="T1">, 1 April 1989</text:span></text:p>
      <text:p text:style-name="P5">Ty Coon, President of Vice</text:p>
      <text:p text:style-name="Standard"><text:span text:style-name="T1">This General Public License does not permit incorporating your program into proprietary programs. If your program is a subroutine library, you may consider it more useful to permit linking proprietary applications with the library. If this is what you want to do, use the </text:span><text:a xlink:type="simple" xlink:href="#2.GNU Lesser General Public License Version 3|outline">GNU Lesser General Public License</text:a><text:span text:style-name="T1"> instead of this License.</text:span></text:p>
      <text:h text:style-name="P54" text:outline-level="1">Mozilla Public License Version 1.1</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text:soft-page-break/>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39687761" text:style-name="L33">
        <text:list-item>
          <text:p text:style-name="P59"><text:bookmark text:name="section-1.9-a"/>Any addition to or deletion from the contents of a file containing Original Code or previous Modifications.</text:p>
        </text:list-item>
        <text:list-item>
          <text:p text:style-name="P59"><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text:soft-page-break/>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39704775" text:style-name="L34">
        <text:list-item>
          <text:p text:style-name="P45"><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45"><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45"><text:bookmark text:name="section-2.1-c"/>the licenses granted in this Section 2.1 (a) and (b) are effective on the date Initial Developer first distributes Original Code under the terms of this License.</text:p>
        </text:list-item>
        <text:list-item>
          <text:p text:style-name="P45"><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39695448" text:style-name="L35">
        <text:list-item>
          <text:p text:style-name="P46"><text:bookmark text:name="section-2.2-a"/>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46"><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46"><text:bookmark text:name="section-2.2-c"/><text:soft-page-break/>the licenses granted in Sections 2.2 (a) and 2.2 (b) are effective on the date Contributor first makes Commercial Use of the Covered Code.</text:p>
        </text:list-item>
        <text:list-item>
          <text:p text:style-name="P46"><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text:soft-page-break/>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text:soft-page-break/>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text:soft-page-break/>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text:soft-page-break/>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39696317" text:style-name="L36">
        <text:list-item>
          <text:p text:style-name="P47"><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47"><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text:span><text:soft-page-break/><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text:soft-page-break/>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9">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53" text:outline-level="1">Apache License</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39693956" text:style-name="L37">
        <text:list-item>
          <text:p text:style-name="P48">You must give any other recipients of the Work or Derivative Works a copy of this License; and</text:p>
        </text:list-item>
        <text:list-item>
          <text:p text:style-name="P48">You must cause any modified files to carry prominent notices stating that You changed the files; and</text:p>
        </text:list-item>
        <text:list-item>
          <text:p text:style-name="P48">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48">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9"><text:s text:c="3"/>limitations under the License.</text:p>
      <text:h text:style-name="P53" text:outline-level="1">The LaTeX Project Public License</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text-properties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1T11:39:17.79</meta:creation-date>
    <dc:date>2011-05-24T11:46:19.90</dc:date>
    <meta:editing-duration>P5DT16H4M29S</meta:editing-duration>
    <meta:editing-cycles>141</meta:editing-cycles>
    <meta:generator>LibreOffice/3.3$Win32 LibreOffice_project/330m19$Build-202</meta:generator>
    <meta:document-statistic meta:table-count="0" meta:image-count="0" meta:object-count="0" meta:page-count="160" meta:paragraph-count="2397" meta:word-count="54109" meta:character-count="336238"/>
  </office:meta>
</office:document-meta>
</file>